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font-name="Times" fo:font-size="12pt" style:font-size-asian="12pt" style:font-size-complex="12pt"/>
    </style:style>
    <style:style style:name="P3" style:family="paragraph" style:parent-style-name="Standard">
      <style:text-properties style:font-name="Times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text-properties style:font-name="Times" fo:font-size="12pt" style:text-underline-style="none" style:font-size-asian="12pt" style:font-size-complex="12pt"/>
    </style:style>
    <style:style style:name="P5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Times" fo:font-size="12pt" style:font-size-asian="12pt" style:font-size-complex="12pt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style:font-name="Times" fo:font-size="12pt" style:font-size-asian="12pt" style:font-size-complex="12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LTS.odt</text:p>
      <text:p text:style-name="Standard"/>
      <text:p text:style-name="Standard">- 7 long contigs (&gt; 4kb): 1 for D9539, 6 for EE5WR, none for H8MH7.</text:p>
      <text:p text:style-name="Standard"/>
      <text:p text:style-name="Standard">- 5 EE5WR contigs were primed both from and to GB3LKKR01EE5WR_rev, except one (scf..19) that was primed with GB3LKKR01EE5WR_fw and an unknown other primer. <text:s/>In all cases, the sequence flanking the primer does not match between the original and new sequences, indicating that we did not clone the same sequence. <text:s/>GB3LKKR01EE5WR_rev may be poorly chosen as it seems to act as an unspecific primer.</text:p>
      <text:p text:style-name="Standard"/>
      <text:p text:style-name="Standard">- D9539/<text:span text:style-name="T1">scf7180000053612</text:span> looks good in that it matches fw and rev of the same primer. It contains a stretch of 40 nt beyond the D9539_rev primer sequence that matches the original sequence, although with 4 mismatches. Unfortunately the fw primer does not match beyond the primer seq hence it does not indicate a circular genome.</text:p>
      <text:p text:style-name="Standard"/>
      <text:p text:style-name="Standard"><text:span text:style-name="T1">scf7180000053612 matches </text:span>GB3LKKR02JP9RY perfectly in the <text:span text:style-name="T1">D9539_rev </text:span>extension, but has</text:p>
      <text:p text:style-name="Standard">1 mismatch in the primer and also lacks the first 7 bp of the primer.</text:p>
      <text:p text:style-name="Standard"/>
      <text:p text:style-name="P1">blastall -p blastn -i GB3LKKR02JP9RY.fa -d A7VRF_P1141.masurca-K71.4Kb.fasta</text:p>
      <text:p text:style-name="P1">Query: 252 <text:s/>accgggaataaagttaaacgtcaaatcgttcatatcaaacttagacgaattaactcgcatttc 314</text:p>
      <text:p text:style-name="P1"><text:s text:c="12"/>|||||||||||||||| ||||||||||||||||||||||||||||||||||||||||||| |||</text:p>
      <text:p text:style-name="P1">Sbjct: 4854 accgggaataaagttatacgtcaaatcgttcatatcaaacttagacgaattaactcgcatttc 4792</text:p>
      <text:p text:style-name="P1"/>
      <text:p text:style-name="P1">blastall -p blastn -i GB3LKKR02JP9RY.fa -d Primers.fa</text:p>
      <text:p text:style-name="P1">Query: 252 accgggaataaagttaaacgtca 274 </text:p>
      <text:p text:style-name="P1"><text:s text:c="11"/>|||||||||||||||| |||||| </text:p>
      <text:p text:style-name="P1">Sbjct: 8 <text:s text:c="2"/>accgggaataaagttatacgtca 30 </text:p>
      <text:p text:style-name="Standard"/>
      <text:list xml:id="list208422664" text:style-name="L1">
        <text:list-item>
          <text:p text:style-name="P7">Hypothesis 1: the samples did not contain the originally sequenced material and only unspecifically primed products were obtained. GB3LKKR01EE5WR_rev produced multiple products and dominated the material.</text:p>
        </text:list-item>
        <text:list-item>
          <text:p text:style-name="P7">Hypothesis 2: the samples did contain the originally sequenced material it was either not circular or too big. The used PCR method can only amplify up to 6-7 kb.</text:p>
        </text:list-item>
      </text:list>
      <text:p text:style-name="Standard"/>
      <text:p text:style-name="Standard">Location of primers in full-length original sequences:</text:p>
      <text:p text:style-name="Standard">------------------------------------------------------</text:p>
      <text:p text:style-name="Standard">blastall -p blastn -i Primers_fullseq.fa -d Primers.fa | MSPcrunch -Pw -</text:p>
      <text:p text:style-name="Standard"/>
      <text:p text:style-name="P1">(green) </text:p>
      <text:p text:style-name="P1">QUERY= GB3LKKR01D9539/1-314 </text:p>
      <text:p text:style-name="P1"><text:s text:c="24"/>|=============================================|314 </text:p>
      <text:p text:style-name="P1">&gt;D9539_rev: <text:s text:c="6"/>150 <text:s/>1 <text:s text:c="5"/>_____ <text:s text:c="35"/>(41-70) </text:p>
      <text:p text:style-name="P1">&gt;D9539_fw: <text:s text:c="7"/>130 <text:s/>1 <text:s text:c="36"/>____ <text:s text:c="5"/>(256-281) </text:p>
      <text:p text:style-name="P1"/>
      <text:p text:style-name="P1">(yellow) </text:p>
      <text:p text:style-name="P1">QUERY= GB3LKKR01EE5WR/1-203 </text:p>
      <text:p text:style-name="P1"><text:s text:c="24"/>|=========================================|203 </text:p>
      <text:p text:style-name="P1">&gt;GBEE5WR_fw: <text:s text:c="5"/>135 <text:s/>1 <text:s text:c="30"/>_____ <text:s text:c="6"/></text:p>
      <text:p text:style-name="P1">&gt;GBEE5WR_rev: <text:s text:c="4"/>130 <text:s/>1 <text:s text:c="6"/>_____ <text:s text:c="30"/></text:p>
      <text:p text:style-name="P1"/>
      <text:p text:style-name="P1">(blue) </text:p>
      <text:p text:style-name="P1">QUERY= GB3LKKR02H8MH7/1-364 </text:p>
      <text:p text:style-name="P1"><text:s text:c="24"/>|==============================================|364 </text:p>
      <text:p text:style-name="P1">&gt;H8MH7_rev: <text:s text:c="6"/>145 <text:s/>1 <text:s text:c="6"/>___ <text:s text:c="37"/></text:p>
      <text:p text:style-name="P1">&gt;H8MH7_fw: <text:s text:c="7"/>130 <text:s/>1 <text:s text:c="33"/>___ <text:s text:c="10"/></text:p>
      <text:p text:style-name="P1"/>
      <text:p text:style-name="P1"/>
      <text:p text:style-name="Standard"><text:soft-page-break/>Location of primers in A7VRF_P1141.masurca-K71.4Kb:</text:p>
      <text:p text:style-name="P1">----------------------------------------------------</text:p>
      <text:p text:style-name="P1">blastall -p blastn -i A7VRF_P1141.masurca-K71.4Kb.fasta -d Primers.fa | MSPcrunch -Pw -</text:p>
      <text:p text:style-name="P1"/>
      <text:p text:style-name="P1">QUERY= scf7180000053612 </text:p>
      <text:p text:style-name="P1"><text:s text:c="24"/>|==================================================|4870</text:p>
      <text:p text:style-name="P1">&gt;D9539_rev: <text:s text:c="6"/>150 <text:s/>1 <text:s text:c="49"/>_ </text:p>
      <text:p text:style-name="P1">&gt;D9539_fw: <text:s text:c="7"/>130 <text:s/>1 _ <text:s text:c="49"/></text:p>
      <text:p text:style-name="P1"/>
      <text:p text:style-name="P1"/>
      <text:p text:style-name="P1">QUERY= scf7180000053613 </text:p>
      <text:p text:style-name="P1"><text:s text:c="24"/>|==================================================|6248</text:p>
      <text:p text:style-name="P1">&gt;GBEE5WR_rev: <text:s text:c="4"/>130 <text:s/>1 <text:s text:c="49"/>_ </text:p>
      <text:p text:style-name="P1">&gt;GBEE5WR_rev: <text:s text:c="4"/>130 <text:s/>1 _ <text:s text:c="49"/></text:p>
      <text:p text:style-name="P1"/>
      <text:p text:style-name="P1"/>
      <text:p text:style-name="P1">QUERY= scf7180000053615 </text:p>
      <text:p text:style-name="P1"><text:s text:c="24"/>|==================================================|6482</text:p>
      <text:p text:style-name="P1">&gt;GBEE5WR_rev: <text:s text:c="4"/>130 <text:s/>1 <text:s text:c="49"/>_ </text:p>
      <text:p text:style-name="P1">&gt;GBEE5WR_rev: <text:s text:c="4"/>125 <text:s/>1 _ <text:s text:c="49"/></text:p>
      <text:p text:style-name="P1"/>
      <text:p text:style-name="P1"/>
      <text:p text:style-name="P1">QUERY= scf7180000053616 </text:p>
      <text:p text:style-name="P1"><text:s text:c="24"/>|==================================================|6405</text:p>
      <text:p text:style-name="P1">&gt;GBEE5WR_rev: <text:s text:c="4"/>125 <text:s/>1 <text:s text:c="49"/>_ </text:p>
      <text:p text:style-name="P1">&gt;GBEE5WR_rev: <text:s text:c="4"/>125 <text:s/>1 _ <text:s text:c="49"/></text:p>
      <text:p text:style-name="P1">&gt;H8MH7_rev: <text:s text:c="7"/>55 <text:s/>1 <text:s text:c="16"/>_ <text:s text:c="33"/></text:p>
      <text:p text:style-name="P1"/>
      <text:p text:style-name="P1"/>
      <text:p text:style-name="P1">QUERY= scf7180000053617 </text:p>
      <text:p text:style-name="P1"><text:s text:c="24"/>|==================================================|4826</text:p>
      <text:p text:style-name="P1">&gt;GBEE5WR_rev: <text:s text:c="4"/>130 <text:s/>1 <text:s text:c="49"/>_ </text:p>
      <text:p text:style-name="P1">&gt;GBEE5WR_rev: <text:s text:c="4"/>125 <text:s/>1 _ <text:s text:c="49"/></text:p>
      <text:p text:style-name="P1">&gt;GBEE5WR_rev: <text:s text:c="5"/>55 <text:s/>1 <text:s text:c="39"/>_ <text:s text:c="10"/></text:p>
      <text:p text:style-name="P1">&gt;D9539_fw: <text:s text:c="8"/>55 <text:s/>1 <text:s text:c="4"/>_ <text:s text:c="45"/></text:p>
      <text:p text:style-name="P1"/>
      <text:p text:style-name="P1"/>
      <text:p text:style-name="P1">QUERY= scf7180000053618 </text:p>
      <text:p text:style-name="P1"><text:s text:c="24"/>|==================================================|4302</text:p>
      <text:p text:style-name="P1">&gt;GBEE5WR_rev: <text:s text:c="4"/>125 <text:s/>1 <text:s text:c="49"/>_ </text:p>
      <text:p text:style-name="P1">&gt;GBEE5WR_rev: <text:s text:c="4"/>125 <text:s/>1 _ <text:s text:c="49"/></text:p>
      <text:p text:style-name="P1"/>
      <text:p text:style-name="P1"/>
      <text:p text:style-name="P1">QUERY= scf7180000053619 </text:p>
      <text:p text:style-name="P1"><text:s text:c="24"/>|==================================================|4176</text:p>
      <text:p text:style-name="P1">&gt;GBEE5WR_fw: <text:s text:c="5"/>135 <text:s/>1 _ <text:s text:c="49"/></text:p>
      <text:p text:style-name="P1"/>
      <text:p text:style-name="P1"/>
      <text:p text:style-name="P1"/>
      <text:p text:style-name="P1"/>
      <text:p text:style-name="P5">Trying to find D9539_fw in all sequence data:</text:p>
      <text:p text:style-name="P1"/>
      <text:p text:style-name="P1">In ABYSS singletons:</text:p>
      <text:p text:style-name="P1"/>
      <text:p text:style-name="P1">Longest match: scf7180000043063 (536 bp)</text:p>
      <text:p text:style-name="P1"/>
      <text:p text:style-name="P1">blastall -p blastn -d abyss-contigs.fa -i scf7180000043063 | g "Length =" | gawk '{print $NF}' | sort -n </text:p>
      <text:p text:style-name="P1"/>
      <text:p text:style-name="P1">- contig 41092 (336 bp) matches scf7180000043063 1-253/284-536, i.e. has 52 bp more).</text:p>
      <text:p text:style-name="P1"/>
      <text:p text:style-name="P1">blastall -v0 -p blastn -d abyss-contigs.fa -i abyss-41092.fa | MSPcrunch -x - | grep "\+1" | gawk '{print $0, $8-$6 - (239-$4)}' | sort -k10 -rn </text:p>
      <text:p text:style-name="P1"/>
      <text:p text:style-name="P1">- contig 16792 (239) has 60 more</text:p>
      <text:p text:style-name="P1"/>
      <text:p text:style-name="P1">blastall -v0 -p blastn -d abyss-contigs.fa -i abyss-16792.fa <text:s/>| MSPcrunch -x - | grep "\+1" | gawk '{print $0, $8-$6 - (239-$4)}' | sort -k10 -rn </text:p>
      <text:p text:style-name="P1"/>
      <text:p text:style-name="P1">- contig 17034 (239) has 46 more</text:p>
      <text:p text:style-name="P1"/>
      <text:p text:style-name="P1">blastall -v0 -p blastn -d abyss-contigs.fa -i abyss-17034.fa <text:s/>| MSPcrunch -x - | grep "\+1" | gawk '{print $0, $8-$6 - (239-$4)}' | sort -k10 -rn </text:p>
      <text:p text:style-name="P1"/>
      <text:p text:style-name="P1">- contig 25122 (239) has 83 more</text:p>
      <text:p text:style-name="P1"/>
      <text:p text:style-name="P1">blastall -v0 -p blastn -d abyss-contigs.fa -i abyss-25122.fa <text:s/>| MSPcrunch -x - | grep "\+1" | gawk '{print $0, $8-$6 - (239-$4)}' | sort -k10 -rn </text:p>
      <text:p text:style-name="P1"/>
      <text:p text:style-name="P1">- 18092 has 99 more</text:p>
      <text:p text:style-name="P1"/>
      <text:p text:style-name="P2">OK, stop doing this manually. <text:s/>The extended contig is in <text:span text:style-name="T2">abyss-contigs.mul</text:span></text:p>
      <text:p text:style-name="P2"/>
      <text:p text:style-name="P2">Tried Single linkage (on Geriatrix and Uranium /scratch/erison/Virus...) but this did not work well – either almost everything ends up in one cluster, using reasonable parameters (up to length=115, 100% id), or almost no clusters (matches) are obtained going higher than that.</text:p>
      <text:p text:style-name="P2"/>
      <text:p text:style-name="P2"/>
      <text:p text:style-name="P6"><text:span text:style-name="T3">IVA assembly </text:span>(https://github.com/sanger-pathogens/iva/wiki):</text:p>
      <text:list xml:id="list1865866414" text:style-name="L2">
        <text:list-item>
          <text:p text:style-name="P8">The D9539-based Masurca contig scf7180000053612 is contig.7, 5746 bp, while the D9539+scf7180000053612+abyss_reads was 5853 bp.</text:p>
        </text:list-item>
        <text:list-item>
          <text:p text:style-name="P8">Contig.7 first and last 94 bases match 100% reversed complementary, indicating a hairpin.</text:p>
        </text:list-item>
        <text:list-item>
          <text:p text:style-name="P8">Contig.7 and D9539 circularise each other but with a mismatching part (1-94 and 5659-5746 in contig.7; 70-255 in D9539), i.e. the hairpin which is not present in D9539.</text:p>
        </text:list-item>
      </text:list>
      <text:p text:style-name="P2"/>
      <text:p text:style-name="P3">Contig comparisons</text:p>
      <text:p text:style-name="P4">IVA: 11 contigs &gt; 1kb</text:p>
      <text:p text:style-name="P4">Sizes: 10827 <text:s/>6266 <text:s/>5746 <text:s/>5714 5094 4453 2663 1435 1427 1377 1311 </text:p>
      <text:p text:style-name="P4"/>
      <text:p text:style-name="P4">Abyss: 28 contigs &gt; 1kb; 13 contigs &gt; 4kb</text:p>
      <text:p text:style-name="P4">6480 6396 6304 6092 5674 4922 4899 4872 4821 4631 4580 4440 4270</text:p>
      <text:p text:style-name="P4"/>
      <text:p text:style-name="P4">Masurca: 7 contigs &gt; 4kb</text:p>
      <text:p text:style-name="P4">6482 6405 6248 4870 4826 4302 4176 </text:p>
      <text:p text:style-name="P4"/>
      <text:p text:style-name="P4">IVA-Abyss4k: <text:tab/><text:tab/><text:tab/>3 common</text:p>
      <text:p text:style-name="P4">IVA-Masurca4k:<text:tab/><text:tab/>2 common</text:p>
      <text:p text:style-name="P4">Abyss4k-Masurca4k:<text:tab/><text:tab/>6 common</text:p>
      <text:p text:style-name="P4">IVA-Abyss4k-Masurca4k: <text:tab/>1 common (D9539)</text:p>
      <text:p text:style-name="P4"/>
      <text:p text:style-name="P4">“Med andra ord, den enda stora contigen som finns i alla 3 assemblys är den som har D9539! De är ungefär lika stora och otroligt nog cirkulariserar de varandra med en mismatchande del (det där skumma palindromet) (1-94 and 5659-5746 i IVA.contig7; 70-255 i D9539). Med andra ord: början och slutet på D9539 originalsekvensen matchar contigen, men inte mitten! Ett mysterium. Skulle vara bra att kolla IVA assemblyn i den regionen, den kanske är galen.”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Sonnhammer</meta:initial-creator>
    <meta:creation-date>2014-11-27T10:19:18</meta:creation-date>
    <dc:date>2015-05-13T14:23:53</dc:date>
    <dc:creator>Erik Sonnhammer</dc:creator>
    <meta:editing-duration>P2DT7H58M34S</meta:editing-duration>
    <meta:editing-cycles>23</meta:editing-cycles>
    <meta:generator>LibreOffice/3.5$Linux_X86_64 LibreOffice_project/350m1$Build-2</meta:generator>
    <meta:printed-by>Erik Sonnhammer</meta:printed-by>
    <meta:print-date>2015-05-13T12:22:13</meta:print-date>
    <meta:document-statistic meta:table-count="0" meta:image-count="0" meta:object-count="0" meta:page-count="4" meta:paragraph-count="98" meta:word-count="844" meta:character-count="7508" meta:non-whitespace-character-count="5279"/>
  </office:meta>
</office:document-meta>
</file>